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7.6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59.05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4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 calcext:value-type="string">
            <text:p>CAP CER 10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66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106K125AB</text:p>
          </table:table-cell>
          <table:table-cell office:value-type="float" office:value="12" calcext:value-type="float">
            <text:p>1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2.2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588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225K085AA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5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ONN HEADER VERT 2POS .100 T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921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NN RECEPT 2POS 22AWG MTA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1080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640440-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PWR MOD DC/DC 0.59-5.5V @ 2A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5-1160-1-ND</text:p>
          </table:table-cell>
          <table:table-cell office:value-type="string" calcext:value-type="string">
            <text:p>GE Critical Power</text:p>
          </table:table-cell>
          <table:table-cell office:value-type="string" calcext:value-type="string">
            <text:p>APXS002A0X-SRZ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IC REG LDO 5V 1.5A DDPA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1086ISX-5.0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086ISX-5.0/NOPB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DIODE BRIDGE 2A 40V TO-269A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41-1213-1-ND</text:p>
          </table:table-cell>
          <table:table-cell office:value-type="string" calcext:value-type="string">
            <text:p>Comchip Technology</text:p>
          </table:table-cell>
          <table:table-cell office:value-type="string" calcext:value-type="string">
            <text:p>CDBHD240-G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LED 565NM WTR CLR GREEN 1206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LX1206GC-TR</text:p>
          </table:table-cell>
          <table:table-cell office:value-type="string" calcext:value-type="string">
            <text:p>Lumex Opto/Components Inc.</text:p>
          </table:table-cell>
          <table:table-cell office:value-type="string" calcext:value-type="string">
            <text:p>67-1357-1-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IC COMPARATOR 2.4V REF SOT-23-6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MCP65R41T-2402E/CHY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RANS NPN 40V 0.6A SOT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2222ATPMSCT-ND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MMBT2222A-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AN AXIAL 40X10MM VAPO 5VDC WI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59-1565-ND</text:p>
          </table:table-cell>
          <table:table-cell office:value-type="string" calcext:value-type="string">
            <text:p>Sunon Fans</text:p>
          </table:table-cell>
          <table:table-cell office:value-type="string" calcext:value-type="string">
            <text:p>MB40100V2-000U-A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HERMISTOR NTC 10K OHM 1%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55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TCG163JF103FT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BOX ALUM 6.3X6.50X1.20 R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M1414-ND</text:p>
          </table:table-cell>
          <table:table-cell office:value-type="string" calcext:value-type="string">
            <text:p>Hammond Manufacturing</text:p>
          </table:table-cell>
          <table:table-cell office:value-type="string" calcext:value-type="string">
            <text:p>1455R1601R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12:56:13.384797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4:00:40.956179361</dc:date>
    <meta:generator>LibreOffice/5.0.1.2.0$Linux_X86_64 LibreOffice_project/00m0$Build-2</meta:generator>
    <meta:editing-duration>P1DT2H22M22S</meta:editing-duration>
    <meta:editing-cycles>27</meta:editing-cycles>
    <meta:document-statistic meta:table-count="1" meta:cell-count="170" meta:object-count="0"/>
  </office:meta>
</office:document-meta>
</file>